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>
            <text:p>Email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</table:table-row>
        <table:table-row table:style-name="ro1">
          <table:table-cell office:value-type="string">
            <text:p><text:a xlink:href="mailto:adrien.bailly2@etu.univ-lorraine.fr">adrien.bailly2@etu.univ-lorraine.fr</text:a></text:p>
          </table:table-cell>
          <table:table-cell office:value-type="string">
            <text:p>BAILLY</text:p>
          </table:table-cell>
          <table:table-cell office:value-type="string">
            <text:p>ADRIEN</text:p>
          </table:table-cell>
        </table:table-row>
        <table:table-row table:style-name="ro1">
          <table:table-cell office:value-type="string">
            <text:p><text:a xlink:href="mailto:alexis.caillon5@etu.univ-lorraine.fr">alexis.caillon5@etu.univ-lorraine.fr</text:a></text:p>
          </table:table-cell>
          <table:table-cell office:value-type="string">
            <text:p>CAILLON</text:p>
          </table:table-cell>
          <table:table-cell office:value-type="string">
            <text:p>ALEXIS</text:p>
          </table:table-cell>
        </table:table-row>
        <table:table-row table:style-name="ro1">
          <table:table-cell office:value-type="string">
            <text:p><text:a xlink:href="mailto:solene.gattelier7@etu.univ-lorraine.fr">solene.gattelier7@etu.univ-lorraine.fr</text:a></text:p>
          </table:table-cell>
          <table:table-cell office:value-type="string">
            <text:p>GATTELIER</text:p>
          </table:table-cell>
          <table:table-cell office:value-type="string">
            <text:p>SOLENE</text:p>
          </table:table-cell>
        </table:table-row>
        <table:table-row table:style-name="ro1">
          <table:table-cell office:value-type="string">
            <text:p><text:a xlink:href="mailto:yanis.sassi5@etu.univ-lorraine.fr">yanis.sassi5@etu.univ-lorraine.fr</text:a></text:p>
          </table:table-cell>
          <table:table-cell office:value-type="string">
            <text:p>SASSI</text:p>
          </table:table-cell>
          <table:table-cell office:value-type="string">
            <text:p>YANIS</text:p>
          </table:table-cell>
        </table:table-row>
        <table:table-row table:style-name="ro1">
          <table:table-cell office:value-type="string">
            <text:p><text:a xlink:href="mailto:eleonore.spaak7@etu.univ-lorraine.fr">eleonore.spaak7@etu.univ-lorraine.fr</text:a></text:p>
          </table:table-cell>
          <table:table-cell office:value-type="string">
            <text:p>SPAAK</text:p>
          </table:table-cell>
          <table:table-cell office:value-type="string">
            <text:p>ELEONO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P1" style:volatile="true"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FR">
      <number:number number:decimal-places="0" number:min-integer-digits="1" number:grouping="true"/>
      <number:text>   </number:text>
    </number:number-style>
    <number:number-style style:name="N8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2P0"/>
    </number:number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2" number:min-integer-digits="1" number:grouping="true"/>
      <number:text>   </number:text>
    </number:number-style>
    <number:number-style style:name="N8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fr" number:country="FR">
      <number:number number:decimal-places="2" number:min-integer-digits="1" number:grouping="true"/>
      <number:text>   </number:text>
    </number:number-style>
    <number:number-style style:name="N8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€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€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€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€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/06/2017</text:date>, <text:time>19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auth</meta:initial-creator>
    <meta:creation-date>2017-06-28T19:49:38</meta:creation-date>
    <dc:date>2017-06-28T19:57:09</dc:date>
    <dc:creator>Matthias Hauth</dc:creator>
    <meta:editing-duration>PT7M32S</meta:editing-duration>
    <meta:editing-cycles>2</meta:editing-cycles>
    <meta:generator>OpenOffice/4.0.0$Unix OpenOffice.org_project/400m3$Build-9702</meta:generator>
    <meta:document-statistic meta:table-count="1" meta:cell-count="18" meta:object-count="0"/>
  </office:meta>
</office:document-meta>
</file>